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toolpanel/"/>
  <manifest:file-entry manifest:media-type="" manifest:full-path="Object 15/menubar/"/>
  <manifest:file-entry manifest:media-type="" manifest:full-path="Object 15/tool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0/Configurations2/"/>
  <manifest:file-entry manifest:media-type="" manifest:full-path="Object 20/statusbar/"/>
  <manifest:file-entry manifest:media-type="" manifest:full-path="Object 20/floater/"/>
  <manifest:file-entry manifest:media-type="" manifest:full-path="Object 20/popupmenu/"/>
  <manifest:file-entry manifest:media-type="text/xml" manifest:full-path="Object 20/content.xml"/>
  <manifest:file-entry manifest:media-type="" manifest:full-path="Object 20/progressbar/"/>
  <manifest:file-entry manifest:media-type="" manifest:full-path="Object 20/toolpanel/"/>
  <manifest:file-entry manifest:media-type="" manifest:full-path="Object 20/menubar/"/>
  <manifest:file-entry manifest:media-type="" manifest:full-path="Object 20/toolbar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"/>
  <manifest:file-entry manifest:media-type="" manifest:full-path="Object 21/statusbar/"/>
  <manifest:file-entry manifest:media-type="" manifest:full-path="Object 21/floater/"/>
  <manifest:file-entry manifest:media-type="" manifest:full-path="Object 21/popupmenu/"/>
  <manifest:file-entry manifest:media-type="text/xml" manifest:full-path="Object 21/content.xml"/>
  <manifest:file-entry manifest:media-type="" manifest:full-path="Object 21/progressbar/"/>
  <manifest:file-entry manifest:media-type="" manifest:full-path="Object 21/toolpanel/"/>
  <manifest:file-entry manifest:media-type="" manifest:full-path="Object 21/menubar/"/>
  <manifest:file-entry manifest:media-type="" manifest:full-path="Object 21/toolbar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"/>
  <manifest:file-entry manifest:media-type="" manifest:full-path="Object 22/statusbar/"/>
  <manifest:file-entry manifest:media-type="" manifest:full-path="Object 22/floater/"/>
  <manifest:file-entry manifest:media-type="" manifest:full-path="Object 22/popupmenu/"/>
  <manifest:file-entry manifest:media-type="text/xml" manifest:full-path="Object 22/content.xml"/>
  <manifest:file-entry manifest:media-type="" manifest:full-path="Object 22/progressbar/"/>
  <manifest:file-entry manifest:media-type="" manifest:full-path="Object 22/toolpanel/"/>
  <manifest:file-entry manifest:media-type="" manifest:full-path="Object 22/menubar/"/>
  <manifest:file-entry manifest:media-type="" manifest:full-path="Object 22/tool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toolpanel/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toolpanel/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toolpanel/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toolpanel/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toolpanel/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"/>
  <manifest:file-entry manifest:media-type="" manifest:full-path="Object 6/statusba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toolpanel/"/>
  <manifest:file-entry manifest:media-type="" manifest:full-path="Object 6/menubar/"/>
  <manifest:file-entry manifest:media-type="" manifest:full-path="Object 6/tool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toolpanel/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S241 Homework 1</text:h>
      <text:p text:style-name="Text_20_body">For this problem we restrict ourselves to 3x3 matrices as transformations of points in <text:span text:style-name="T3"><draw:frame draw:style-name="fr1" draw:name="Object5" text:anchor-type="as-char" svg:width="0.2374in" svg:height="0.1728in" draw:z-index="1"><draw:object xlink:href="./Object 5" xlink:type="simple" xlink:show="embed" xlink:actuate="onLoad"/><draw:image xlink:href="./ObjectReplacements/Object 5" xlink:type="simple" xlink:show="embed" xlink:actuate="onLoad"/></draw:frame></text:span>. <text:s/>No fourth row, fourth column, or fourth (homogeneous) coordinate. <text:s/>A useful subset of all such 3x3 transformations, the so called <text:span text:style-name="T1">rigid transformations</text:span> (also known as <text:span text:style-name="T1">orthonormal transformations</text:span> in mathematics), are defined here, and some of their properties are investigated.</text:p>
      <text:p text:style-name="Text_20_body"/>
      <text:p text:style-name="Text_20_body">Definition: A 3x3 matrix is called a <text:span text:style-name="T1">rigid transformation</text:span> if it satisfies <text:line-break/><text:tab/><text:tab/><text:tab/><text:tab/>Property <text:span text:style-name="T1">R</text:span>: <text:span text:style-name="T3"><draw:frame draw:style-name="fr1" draw:name="Object21" text:anchor-type="as-char" svg:width="0.6717in" svg:height="0.1728in" draw:z-index="2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Text_20_body"/>
      <text:list xml:id="list403850874" text:style-name="L1">
        <text:list-item>
          <text:p text:style-name="P1">Show that another way to state property <text:span text:style-name="T1">R</text:span> is <draw:frame draw:style-name="fr1" draw:name="Object1" text:anchor-type="as-char" svg:width="0.6457in" svg:height="0.1728in" draw:z-index="3"><draw:object xlink:href="./Object 1" xlink:type="simple" xlink:show="embed" xlink:actuate="onLoad"/><draw:image xlink:href="./ObjectReplacements/Object 1" xlink:type="simple" xlink:show="embed" xlink:actuate="onLoad"/></draw:frame><text:span text:style-name="T3">.</text:span><text:line-break/></text:p>
        </text:list-item>
        <text:list-item>
          <text:p text:style-name="P1">Show that the product of any two matrices which satisfy property <text:span text:style-name="T1">R</text:span>, also satisfies <text:span text:style-name="T1">R</text:span>.<text:line-break/></text:p>
        </text:list-item>
        <text:list-item>
          <text:p text:style-name="P1">Show that all three of our basic 3D rotation matrices satisfy property <text:span text:style-name="T1">R</text:span>. <text:s/>(This and #2 taken together mean that any complex rotation matrix built from a product of simple rotation matrices satisfies property <text:span text:style-name="T1">R</text:span>.)<text:line-break/></text:p>
        </text:list-item>
        <text:list-item>
          <text:p text:style-name="P1">Let the columns of a matrix <draw:frame draw:style-name="fr1" draw:name="Object3" text:anchor-type="as-char" svg:width="0.2035in" svg:height="0.1535in" draw:z-index="4"><draw:object xlink:href="./Object 3" xlink:type="simple" xlink:show="embed" xlink:actuate="onLoad"/><draw:image xlink:href="./ObjectReplacements/Object 3" xlink:type="simple" xlink:show="embed" xlink:actuate="onLoad"/></draw:frame>, which satisfies property <text:span text:style-name="T1">R</text:span>, be considered as (column) vectors <text:span text:style-name="T3"><draw:frame draw:style-name="fr1" draw:name="Object20" text:anchor-type="as-char" svg:width="0.7791in" svg:height="0.1728in" draw:z-index="0"><draw:object xlink:href="./Object 20" xlink:type="simple" xlink:show="embed" xlink:actuate="onLoad"/><draw:image xlink:href="./ObjectReplacements/Object 20" xlink:type="simple" xlink:show="embed" xlink:actuate="onLoad"/></draw:frame></text:span>. <text:s/>What can you say about the dot product of any two of them. <text:s/>(Considered all possibilities: <text:span text:style-name="T3"><draw:frame draw:style-name="fr1" draw:name="Object4" text:anchor-type="as-char" svg:width="1.1161in" svg:height="0.1728in" draw:z-index="5"><draw:object xlink:href="./Object 4" xlink:type="simple" xlink:show="embed" xlink:actuate="onLoad"/><draw:image xlink:href="./ObjectReplacements/Object 4" xlink:type="simple" xlink:show="embed" xlink:actuate="onLoad"/></draw:frame></text:span>) <text:line-break/></text:p>
        </text:list-item>
        <text:list-item>
          <text:p text:style-name="P1">Show that such a matrix, when used to transform vectors, preserves both the length of vectors and angles between vectors. <text:s/>(<text:span text:style-name="T1">Note:</text:span> It is from this property that the name rigid transformation comes.) <text:s/><text:span text:style-name="T1">Hint:</text:span><text:span text:style-name="T2"> Both length of, and angle between, vectors can be written as dot products, and dot products can be written as matrix products, and matrix multiplication satisfies various properties. <text:s/>See hints below.</text:span><text:line-break/></text:p>
        </text:list-item>
      </text:list>
      <text:p text:style-name="Text_20_body"><text:span text:style-name="T1">Hints:</text:span> Here is a reminder of some well known properties of dot products and matrix multiplication, which you should already know, and may need to use:</text:p>
      <text:list xml:id="list587030683" text:style-name="L2">
        <text:list-item>
          <text:p text:style-name="P2">Inverse of a matrix product: <text:span text:style-name="T3"><draw:frame draw:style-name="fr1" draw:name="Object6" text:anchor-type="as-char" svg:width="1.0575in" svg:height="0.1874in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  <text:list-item>
          <text:p text:style-name="P2">Transpose of a matrix product: <text:span text:style-name="T3"><draw:frame draw:style-name="fr1" draw:name="Object7" text:anchor-type="as-char" svg:width="0.9102in" svg:height="0.1874in" draw:z-index="7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2">Dot product as a matrix product: <text:span text:style-name="T3"><draw:frame draw:style-name="fr1" draw:name="Object22" text:anchor-type="as-char" svg:width="0.7382in" svg:height="0.1728in" draw:z-index="8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  <text:list-item>
          <text:p text:style-name="P2">Matrix product as dot products: Each element <text:span text:style-name="T3"><draw:frame draw:style-name="fr1" draw:name="Object2" text:anchor-type="as-char" svg:width="0.228in" svg:height="0.1728in" draw:z-index="9"><draw:object xlink:href="./Object 2" xlink:type="simple" xlink:show="embed" xlink:actuate="onLoad"/><draw:image xlink:href="./ObjectReplacements/Object 2" xlink:type="simple" xlink:show="embed" xlink:actuate="onLoad"/></draw:frame></text:span> of a matrix product, <draw:frame draw:style-name="fr1" draw:name="Object15" text:anchor-type="as-char" svg:width="0.5693in" svg:height="0.1535in" draw:z-index="10"><draw:object xlink:href="./Object 15" xlink:type="simple" xlink:show="embed" xlink:actuate="onLoad"/><draw:image xlink:href="./ObjectReplacements/Object 15" xlink:type="simple" xlink:show="embed" xlink:actuate="onLoad"/></draw:frame>, can be considered as a dot product <text:span text:style-name="T3"><draw:frame draw:style-name="fr1" draw:name="Object8" text:anchor-type="as-char" svg:width="0.6535in" svg:height="0.1728in" draw:z-index="11"><draw:object xlink:href="./Object 8" xlink:type="simple" xlink:show="embed" xlink:actuate="onLoad"/><draw:image xlink:href="./ObjectReplacements/Object 8" xlink:type="simple" xlink:show="embed" xlink:actuate="onLoad"/></draw:frame></text:span> where <draw:frame draw:style-name="fr1" draw:name="Object9" text:anchor-type="as-char" svg:width="0.1764in" svg:height="0.1728in" draw:z-index="12"><draw:object xlink:href="./Object 9" xlink:type="simple" xlink:show="embed" xlink:actuate="onLoad"/><draw:image xlink:href="./ObjectReplacements/Object 9" xlink:type="simple" xlink:show="embed" xlink:actuate="onLoad"/></draw:frame> is A's <text:span text:style-name="T3"><draw:frame draw:style-name="fr1" draw:name="Object10" text:anchor-type="as-char" svg:width="0.1854in" svg:height="0.1728in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3"> </text:span>row and <text:span text:style-name="T3"><draw:frame draw:style-name="fr1" draw:name="Object11" text:anchor-type="as-char" svg:width="0.189in" svg:height="0.1728in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3"> </text:span>is B's <text:span text:style-name="T3"><draw:frame draw:style-name="fr1" draw:name="Object12" text:anchor-type="as-char" svg:width="0.2075in" svg:height="0.1728in" draw:z-index="15"><draw:object xlink:href="./Object 12" xlink:type="simple" xlink:show="embed" xlink:actuate="onLoad"/><draw:image xlink:href="./ObjectReplacements/Object 12" xlink:type="simple" xlink:show="embed" xlink:actuate="onLoad"/></draw:frame></text:span> column.</text:p>
        </text:list-item>
        <text:list-item>
          <text:p text:style-name="P2">Length (squared) of a vector as a dot product: <text:span text:style-name="T3"><draw:frame draw:style-name="fr1" draw:name="Object13" text:anchor-type="as-char" svg:width="0.7764in" svg:height="0.1783in" draw:z-index="16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  <text:list-item>
          <text:p text:style-name="P2">Angle <draw:frame draw:style-name="fr1" draw:name="Object16" text:anchor-type="as-char" svg:width="0.1681in" svg:height="0.1535in" draw:z-index="18"><draw:object xlink:href="./Object 16" xlink:type="simple" xlink:show="embed" xlink:actuate="onLoad"/><draw:image xlink:href="./ObjectReplacements/Object 16" xlink:type="simple" xlink:show="embed" xlink:actuate="onLoad"/></draw:frame> between two vectors as a dot product: <text:span text:style-name="T3"><draw:frame draw:style-name="fr1" draw:name="Object14" text:anchor-type="as-char" svg:width="1.089in" svg:height="0.3366in" draw:z-index="17"><draw:object xlink:href="./Object 14" xlink:type="simple" xlink:show="embed" xlink:actuate="onLoad"/><draw:image xlink:href="./ObjectReplacements/Object 14" xlink:type="simple" xlink:show="embed" xlink:actuate="onLoad"/></draw:frame></text:span>.<text:line-break/></text:p>
        </text:list-item>
      </text:list>
      <text:p text:style-name="Text_20_body">A note about proofs: <text:s/>The word “show” in these problems implies that you must prove the statement is true for <text:span text:style-name="T1">ALL</text:span><text:span text:style-name="T2"> possible input values. <text:s text:c="2"/>Don't</text:span> get caught in an attempt to “prove by example”. <text:s text:c="2"/>Running a specific example through one of these statements is a fine way to gain an understanding of a problem, but it's not a solution to the general problem. <text:s/>(Unless you can enumerate <text:span text:style-name="T1">ALL</text:span> possible inputs – something that's not likely when there are infinitely many such.) <text:s/>If you are adept at formal proofs, then all of these problems can be solved with simple algebraic manipulations starting with Property <text:span text:style-name="T1">R</text:span>. <text:s/>If not, then long-winded English sentences can be used to <text:s text:c="2"/>explain why a statement is true for any input values. <text:s/>(I'll accept either, but can you guess which I'd prefer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text-align="center" style:justify-single-word="false" fo:keep-with-next="always"/>
      <style:text-properties style:font-name="Bitstream Vera Serif" fo:font-size="2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  <style:text-properties style:font-name="Bitstream Vera Serif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1in" fo:text-indent="0in" style:auto-text-indent="false" fo:padding="0.0201in" fo:border-left="none" fo:border-right="none" fo:border-top="0.0008in solid #000000" fo:border-bottom="0.0008in solid #000000" style:shadow="none"/>
      <style:text-properties fo:font-size="18pt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Untitled1" style:family="graphic" style:parent-style-name="Formul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4T11:04:40</dc:date>
    <meta:generator>LibreOffice/3.3$Linux LibreOffice_project/330m19$Build-301</meta:generator>
    <meta:editing-duration>PT7H59M40S</meta:editing-duration>
    <meta:editing-cycles>24</meta:editing-cycles>
    <meta:print-date>2011-09-14T11:03:29</meta:print-date>
    <dc:creator>Gary Herron</dc:creator>
    <meta:printed-by>Gary Herron</meta:printed-by>
    <meta:document-statistic meta:table-count="0" meta:image-count="0" meta:object-count="19" meta:page-count="1" meta:paragraph-count="16" meta:word-count="463" meta:character-count="27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M</mi>
      <msup>
        <mi>M</mi>
        <mi>T</mi>
      </msup>
      <mrow>
        <mi/>
        <mo stretchy="false">=</mo>
        <mi/>
      </mrow>
      <mi>I</mi>
    </mrow>
    <annotation encoding="StarMath 5.0">M M^T `=` I</annotation>
  </semantics>
</math>
</file>

<file path=Object 10/content.xml><?xml version="1.0" encoding="utf-8"?>
<math xmlns="http://www.w3.org/1998/Math/MathML">
  <semantics>
    <msup>
      <mi>i</mi>
      <mi mathvariant="italic">th</mi>
    </msup>
    <annotation encoding="StarMath 5.0">i^th</annotation>
  </semantics>
</math>
</file>

<file path=Object 11/content.xml><?xml version="1.0" encoding="utf-8"?>
<math xmlns="http://www.w3.org/1998/Math/MathML">
  <semantics>
    <msub>
      <mi>b</mi>
      <mi>j</mi>
    </msub>
    <annotation encoding="StarMath 5.0">b_j</annotation>
  </semantics>
</math>
</file>

<file path=Object 12/content.xml><?xml version="1.0" encoding="utf-8"?>
<math xmlns="http://www.w3.org/1998/Math/MathML">
  <semantics>
    <msup>
      <mi>j</mi>
      <mi mathvariant="italic">th</mi>
    </msup>
    <annotation encoding="StarMath 5.0">j^th</annotation>
  </semantics>
</math>
</file>

<file path=Object 13/content.xml><?xml version="1.0" encoding="utf-8"?>
<math xmlns="http://www.w3.org/1998/Math/MathML">
  <semantics>
    <mrow>
      <msup>
        <mrow>
          <mo stretchy="false">∥</mo>
          <mi>A</mi>
          <mo stretchy="false">∥</mo>
        </mrow>
        <mn>2</mn>
      </msup>
      <mrow>
        <mi/>
        <mo stretchy="false">=</mo>
        <mi/>
      </mrow>
      <mrow>
        <mi>A</mi>
        <mo stretchy="false">⋅</mo>
        <mi>A</mi>
      </mrow>
    </mrow>
    <annotation encoding="StarMath 5.0">{ldline A rdline}^2  `=` A cdot A</annotation>
  </semantics>
</math>
</file>

<file path=Object 14/content.xml><?xml version="1.0" encoding="utf-8"?>
<math xmlns="http://www.w3.org/1998/Math/MathML">
  <semantics>
    <mrow>
      <mi>cos</mi>
      <mo stretchy="false">α</mo>
      <mrow>
        <mi/>
        <mo stretchy="false">=</mo>
        <mi/>
      </mrow>
      <mfrac>
        <mrow>
          <mi>A</mi>
          <mo stretchy="false">⋅</mo>
          <mi>B</mi>
        </mrow>
        <mrow>
          <mrow>
            <mo stretchy="false">∥</mo>
            <mi>A</mi>
            <mo stretchy="false">∥</mo>
          </mrow>
          <mi/>
          <mrow>
            <mo stretchy="false">∥</mo>
            <mi>B</mi>
            <mo stretchy="false">∥</mo>
          </mrow>
        </mrow>
      </mfrac>
    </mrow>
    <annotation encoding="StarMath 5.0">cos %alpha `=` {A cdot B} over {ldline A rdline ~ ldline B rdline}</annotation>
  </semantics>
</math>
</file>

<file path=Object 15/content.xml><?xml version="1.0" encoding="utf-8"?>
<math xmlns="http://www.w3.org/1998/Math/MathML">
  <semantics>
    <mrow>
      <mi>M</mi>
      <mrow>
        <mi/>
        <mo stretchy="false">=</mo>
        <mi/>
      </mrow>
      <mi mathvariant="italic">AB</mi>
    </mrow>
    <annotation encoding="StarMath 5.0">M `=`AB</annotation>
  </semantics>
</math>
</file>

<file path=Object 16/content.xml><?xml version="1.0" encoding="utf-8"?>
<math xmlns="http://www.w3.org/1998/Math/MathML">
  <semantics>
    <mo stretchy="false">α</mo>
    <annotation encoding="StarMath 5.0">%alpha</annotation>
  </semantics>
</math>
</file>

<file path=Object 2/content.xml><?xml version="1.0" encoding="utf-8"?>
<math xmlns="http://www.w3.org/1998/Math/MathML">
  <semantics>
    <msub>
      <mi>m</mi>
      <mi mathvariant="italic">ij</mi>
    </msub>
    <annotation encoding="StarMath 5.0">m_ij</annotation>
  </semantics>
</math>
</file>

<file path=Object 20/content.xml><?xml version="1.0" encoding="utf-8"?>
<math xmlns="http://www.w3.org/1998/Math/MathML">
  <semantics>
    <mrow>
      <msub>
        <mi>m</mi>
        <mn>1</mn>
      </msub>
      <mi>,</mi>
      <mi/>
      <msub>
        <mi>m</mi>
        <mn>2</mn>
      </msub>
      <mi>,</mi>
      <mi/>
      <msub>
        <mi>m</mi>
        <mn>3</mn>
      </msub>
    </mrow>
    <annotation encoding="StarMath 5.0">m_1 , ~m_2 , ~m_3</annotation>
  </semantics>
</math>
</file>

<file path=Object 21/content.xml><?xml version="1.0" encoding="utf-8"?>
<math xmlns="http://www.w3.org/1998/Math/MathML">
  <semantics>
    <mrow>
      <msup>
        <mi>M</mi>
        <mrow>
          <mo stretchy="false">−</mo>
          <mn>1</mn>
        </mrow>
      </msup>
      <mrow>
        <mi/>
        <mo stretchy="false">=</mo>
        <mi/>
      </mrow>
      <msup>
        <mi>M</mi>
        <mi>T</mi>
      </msup>
    </mrow>
    <annotation encoding="StarMath 5.0">M^{-1} `=` M^T</annotation>
  </semantics>
</math>
</file>

<file path=Object 22/content.xml><?xml version="1.0" encoding="utf-8"?>
<math xmlns="http://www.w3.org/1998/Math/MathML">
  <semantics>
    <mrow>
      <mrow>
        <mi>a</mi>
        <mo stretchy="false">⋅</mo>
        <mi>b</mi>
      </mrow>
      <mrow>
        <mi/>
        <mo stretchy="false">=</mo>
        <mi/>
      </mrow>
      <msup>
        <mi>a</mi>
        <mi>T</mi>
      </msup>
      <mi>b</mi>
    </mrow>
    <annotation encoding="StarMath 5.0">a cdot b ~=~ a^T b</annotation>
  </semantics>
</math>
</file>

<file path=Object 3/content.xml><?xml version="1.0" encoding="utf-8"?>
<math xmlns="http://www.w3.org/1998/Math/MathML">
  <semantics>
    <mi>M</mi>
    <annotation encoding="StarMath 5.0">M</annotation>
  </semantics>
</math>
</file>

<file path=Object 4/content.xml><?xml version="1.0" encoding="utf-8"?>
<math xmlns="http://www.w3.org/1998/Math/MathML">
  <semantics>
    <mrow>
      <mrow>
        <msub>
          <mi>m</mi>
          <mn>1</mn>
        </msub>
        <mo stretchy="false">⋅</mo>
        <msub>
          <mi>m</mi>
          <mn>1</mn>
        </msub>
      </mrow>
      <mi>,</mi>
      <mi/>
      <mrow>
        <msub>
          <mi>m</mi>
          <mn>1</mn>
        </msub>
        <mo stretchy="false">⋅</mo>
        <msub>
          <mi>m</mi>
          <mn>2</mn>
        </msub>
      </mrow>
      <mi>,</mi>
      <mi/>
      <mn>...</mn>
    </mrow>
    <annotation encoding="StarMath 5.0">m_1 cdot m_1 , ~m_1 cdot m_2 , ~...</annotation>
  </semantics>
</math>
</file>

<file path=Object 5/content.xml><?xml version="1.0" encoding="utf-8"?>
<math xmlns="http://www.w3.org/1998/Math/MathML">
  <semantics>
    <msup>
      <mo stretchy="false">ℜ</mo>
      <mn>3</mn>
    </msup>
    <annotation encoding="StarMath 5.0">Re^3</annotation>
  </semantics>
</math>
</file>

<file path=Object 6/content.xml><?xml version="1.0" encoding="utf-8"?>
<math xmlns="http://www.w3.org/1998/Math/MathML">
  <semantics>
    <mrow>
      <msup>
        <mrow>
          <mo stretchy="false">(</mo>
          <mi mathvariant="italic">AB</mi>
          <mo stretchy="false">)</mo>
        </mrow>
        <mrow>
          <mo stretchy="false">−</mo>
          <mn>1</mn>
        </mrow>
      </msup>
      <mrow>
        <mi/>
        <mo stretchy="false">=</mo>
        <mi/>
      </mrow>
      <msup>
        <mi>B</mi>
        <mrow>
          <mo stretchy="false">−</mo>
          <mn>1</mn>
        </mrow>
      </msup>
      <msup>
        <mi>A</mi>
        <mrow>
          <mo stretchy="false">−</mo>
          <mn>1</mn>
        </mrow>
      </msup>
    </mrow>
    <annotation encoding="StarMath 5.0">(AB)^{-1} `=` B^-1 A^-1</annotation>
  </semantics>
</math>
</file>

<file path=Object 7/content.xml><?xml version="1.0" encoding="utf-8"?>
<math xmlns="http://www.w3.org/1998/Math/MathML">
  <semantics>
    <mrow>
      <msup>
        <mrow>
          <mo stretchy="false">(</mo>
          <mi mathvariant="italic">AB</mi>
          <mo stretchy="false">)</mo>
        </mrow>
        <mi>T</mi>
      </msup>
      <mrow>
        <mi/>
        <mo stretchy="false">=</mo>
        <mi/>
      </mrow>
      <msup>
        <mi>B</mi>
        <mi>T</mi>
      </msup>
      <msup>
        <mi>A</mi>
        <mi>T</mi>
      </msup>
    </mrow>
    <annotation encoding="StarMath 5.0">(AB)^{T} `=` B^T A^T</annotation>
  </semantics>
</math>
</file>

<file path=Object 8/content.xml><?xml version="1.0" encoding="utf-8"?>
<math xmlns="http://www.w3.org/1998/Math/MathML">
  <semantics>
    <mrow>
      <msub>
        <mi>m</mi>
        <mi mathvariant="italic">ij</mi>
      </msub>
      <mrow>
        <mi/>
        <mo stretchy="false">=</mo>
        <mi/>
      </mrow>
      <mrow>
        <msub>
          <mi>a</mi>
          <mi>i</mi>
        </msub>
        <mo stretchy="false">⋅</mo>
        <msub>
          <mi>b</mi>
          <mi>j</mi>
        </msub>
      </mrow>
    </mrow>
    <annotation encoding="StarMath 5.0">m_ij `=` a_i cdot b_j</annotation>
  </semantics>
</math>
</file>

<file path=Object 9/content.xml><?xml version="1.0" encoding="utf-8"?>
<math xmlns="http://www.w3.org/1998/Math/MathML">
  <semantics>
    <msub>
      <mi>a</mi>
      <mi>i</mi>
    </msub>
    <annotation encoding="StarMath 5.0">a_i</annotation>
  </semantics>
</math>
</file>